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4pt" fo:font-weight="bold" officeooo:rsid="001cb6cd" officeooo:paragraph-rsid="001cb6cd" style:font-size-asian="12.25pt" style:font-weight-asian="bold" style:font-size-complex="14pt" style:font-weight-complex="bold"/>
    </style:style>
    <style:style style:name="P2" style:family="paragraph" style:parent-style-name="Preformatted_20_Text">
      <style:text-properties style:font-name="Arial" fo:font-size="12pt" fo:font-weight="normal" officeooo:rsid="001cb6cd" officeooo:paragraph-rsid="001cb6cd" style:font-size-asian="10.5pt" style:font-weight-asian="normal" style:font-size-complex="12pt" style:font-weight-complex="normal"/>
    </style:style>
    <style:style style:name="P3" style:family="paragraph" style:parent-style-name="Preformatted_20_Text">
      <style:text-properties style:font-name="Arial" fo:font-size="12pt" fo:font-weight="normal" officeooo:rsid="001cb6cd" officeooo:paragraph-rsid="001d1135" style:font-size-asian="10.5pt" style:font-weight-asian="normal" style:font-size-complex="12pt" style:font-weight-complex="normal"/>
    </style:style>
    <style:style style:name="T1" style:family="text">
      <style:text-properties officeooo:rsid="001d11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
      <text:p text:style-name="P2">Jo crec que la major amenaça és la contaminació, ja que aquesta engloba el canvi climàtic, i per ende, l’escalfament global i els canvis en el oceans, i la sobre generació de plàstics.</text:p>
      <text:p text:style-name="P2"/>
      <text:p text:style-name="P2"/>
      <text:p text:style-name="P1">2.</text:p>
      <text:p text:style-name="P1"/>
      <text:p text:style-name="P2">Ho estem causant nosaltres, volguem o no. Això no es culpa de les megacorporacions que ho fan en més gran mesura que nosaltres cóm a individuals, però som nosaltres els que ho estem permitent, ja sigui per la nostra pròpia voluntat lliure, o per que ens han inculcat uns valors que a les mateixes grans corporacions, diguem que, els hi venen sorprenent bé per no dir que elles mateixes són les responsables d’expandir aquesta propaganda a les ments del poble.</text:p>
      <text:p text:style-name="P2"/>
      <text:p text:style-name="P2">Però ara mateix, aquesta propaganda s’està eliminant ja que això, realment està suposant un problema gran pel nostre planeta a llarg termini, i poc a poc anirem afegint-hi mesures per controlar aquesta contaminació massiva.</text:p>
      <text:p text:style-name="P2"/>
      <text:p text:style-name="P2"/>
      <text:p text:style-name="P1">3.</text:p>
      <text:p text:style-name="P1"/>
      <text:p text:style-name="P2">Ara mateix, la Generalitat ha estat promovent el «Porta a Porta» durant un parell d’anys i sembla que funciona bastant bé, el govern ha començat la mesura, però ara es la nostra tasca seguir-la i fer que funcioni.</text:p>
      <text:p text:style-name="P2"/>
      <text:p text:style-name="P2">Es tasca dels ciutadans que aquestes mesures que el govern incorpora funcionin, i donar resultats, ha de sortir de cadascú de nosaltres realitzar aquesta tasca que ens han donat.</text:p>
      <text:p text:style-name="P2"/>
      <text:p text:style-name="P3">És cert que si no ho realitzes, hi ha amenaces de multa, però això no impedeix que la gent no ho fagi, ja que el més valuòs que tenim no són els diners, si no el nostre temps, i per això, realitzar el «Porta a Porta» <text:span text:style-name="T1">és un fet que </text:span>ha de sortir de nosaltres <text:span text:style-name="T1">cóm a ciutadans si no volem que, pot ser no els nostres fills, però els nostres nets, no els hi quedi una terra erma cóm a país cóm si això fos el videojoc «Fallout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10-16T17:37:31.718000000</dc:date>
    <meta:editing-duration>PT3M7S</meta:editing-duration>
    <meta:editing-cycles>1</meta:editing-cycles>
    <meta:document-statistic meta:table-count="0" meta:image-count="0" meta:object-count="0" meta:page-count="1" meta:paragraph-count="9" meta:word-count="307" meta:character-count="1688" meta:non-whitespace-character-count="1390"/>
    <meta:generator>LibreOffice/6.0.4.2$Windows_X86_64 LibreOffice_project/9b0d9b32d5dcda91d2f1a96dc04c645c450872bf</meta:generator>
  </office:meta>
</office:document-meta>
</file>